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228" calcext:value-type="float">
            <text:p>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3:10:23.141960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3T23:15:25.143988329</dc:date>
    <dc:creator>Jesus Castagnetto</dc:creator>
    <meta:editing-duration>P1DT21H47M58S</meta:editing-duration>
    <meta:editing-cycles>242</meta:editing-cycles>
    <meta:generator>LibreOffice/6.4.3.2$Linux_X86_64 LibreOffice_project/40$Build-2</meta:generator>
    <meta:document-statistic meta:table-count="1" meta:cell-count="1686" meta:object-count="0"/>
  </office:meta>
</office:document-meta>
</file>